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2000001F5A024B15B446D60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76cm, -0.107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091cm" svg:height="12.675cm" svg:x="2.409cm" svg:y="8.8cm">
          <draw:image xlink:href="Pictures/1000000000000282000001F5A024B15B446D60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2T23:42:13.385382608</dc:date>
    <meta:editing-duration>PT57S</meta:editing-duration>
    <meta:editing-cycles>1</meta:editing-cycles>
    <meta:document-statistic meta:object-count="1"/>
    <meta:generator>LibreOffice/6.0.7.3$Linux_X86_64 LibreOffice_project/00m0$Build-3</meta:generator>
  </office:meta>
</office:document-meta>
</file>